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bugFilter.doFilter( ServletRequest req , ServletResponse res , FilterChain filterChain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82">
            <text:p text:style-name="Table_20_Contents">82</text:p>
          </table:table-cell>
        </table:table-row>
        <table:table-row>
          <table:table-cell office:value-type="string">
            <text:p text:style-name="Table_20_Contents">DebugFilte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bugFilter.init( Filter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